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A0000025D7EE5B96D5810671E.jpg" manifest:media-type="image/jpeg"/>
  <manifest:file-entry manifest:full-path="Pictures/10000000000004DE000003DD9F3CB1C7F90C33A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3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4" style:family="paragraph" style:parent-style-name="Standard">
      <style:text-properties style:font-name="DejaVu Sans Mono" fo:font-size="9pt" officeooo:rsid="002ac012" officeooo:paragraph-rsid="002aa24c" style:font-size-asian="9pt" style:font-size-complex="9pt"/>
    </style:style>
    <style:style style:name="P5" style:family="paragraph" style:parent-style-name="Standard">
      <style:text-properties style:font-name="DejaVu Sans Mono" fo:font-size="9pt" officeooo:rsid="002ac012" officeooo:paragraph-rsid="002ac012" style:font-size-asian="9pt" style:font-size-complex="9pt"/>
    </style:style>
    <style:style style:name="P6" style:family="paragraph" style:parent-style-name="Standard">
      <style:text-properties style:font-name="DejaVu Sans Mono" fo:font-size="9pt" officeooo:rsid="00308ffc" officeooo:paragraph-rsid="00308ffc" style:font-size-asian="9pt" style:font-size-complex="9pt"/>
    </style:style>
    <style:style style:name="P7" style:family="paragraph" style:parent-style-name="Standard">
      <style:text-properties style:font-name="DejaVu Sans Mono" fo:font-size="9pt" fo:font-style="italic" officeooo:rsid="002ac012" officeooo:paragraph-rsid="002ac012" style:font-size-asian="9pt" style:font-style-asian="italic" style:font-size-complex="9pt" style:font-style-complex="italic"/>
    </style:style>
    <style:style style:name="P8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9" style:family="paragraph" style:parent-style-name="Standard">
      <style:text-properties style:font-name="DejaVu Sans Mono" fo:font-size="9pt" fo:font-style="normal" officeooo:rsid="002e4b2f" officeooo:paragraph-rsid="002e4b2f" style:font-size-asian="9pt" style:font-style-asian="normal" style:font-size-complex="9pt" style:font-style-complex="normal"/>
    </style:style>
    <style:style style:name="P10" style:family="paragraph" style:parent-style-name="Standard">
      <style:text-properties style:font-name="DejaVu Sans Mono" fo:font-size="9pt" fo:font-style="normal" officeooo:rsid="003026f0" officeooo:paragraph-rsid="003026f0" style:font-size-asian="9pt" style:font-style-asian="normal" style:font-size-complex="9pt" style:font-style-complex="normal"/>
    </style:style>
    <style:style style:name="P11" style:family="paragraph" style:parent-style-name="Standard">
      <style:text-properties style:font-name="DejaVu Sans Mono" fo:font-size="9pt" fo:font-style="normal" officeooo:rsid="00328e0d" officeooo:paragraph-rsid="00328e0d" style:font-size-asian="9pt" style:font-style-asian="normal" style:font-size-complex="9pt" style:font-style-complex="normal"/>
    </style:style>
    <style:style style:name="P12" style:family="paragraph" style:parent-style-name="Standard">
      <style:text-properties style:font-name="DejaVu Sans Mono" fo:font-size="9pt" fo:font-style="normal" officeooo:rsid="00328e0d" officeooo:paragraph-rsid="002c714b" style:font-size-asian="9pt" style:font-style-asian="normal" style:font-size-complex="9pt" style:font-style-complex="normal"/>
    </style:style>
    <style:style style:name="P13" style:family="paragraph" style:parent-style-name="Standard">
      <style:text-properties officeooo:paragraph-rsid="002aa24c"/>
    </style:style>
    <style:style style:name="P14" style:family="paragraph" style:parent-style-name="Standard">
      <style:text-properties officeooo:rsid="002aa24c" officeooo:paragraph-rsid="002aa24c"/>
    </style:style>
    <style:style style:name="P15" style:family="paragraph" style:parent-style-name="Standard">
      <style:text-properties officeooo:rsid="002ac012" officeooo:paragraph-rsid="002ac012"/>
    </style:style>
    <style:style style:name="P16" style:family="paragraph" style:parent-style-name="Standard">
      <style:text-properties officeooo:rsid="002c714b" officeooo:paragraph-rsid="002c714b"/>
    </style:style>
    <style:style style:name="P17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18" style:family="paragraph" style:parent-style-name="Standard">
      <style:text-properties fo:font-style="normal" officeooo:rsid="002e4b2f" officeooo:paragraph-rsid="002e4b2f" style:font-style-asian="normal" style:font-style-complex="normal"/>
    </style:style>
    <style:style style:name="P19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20" style:family="paragraph" style:parent-style-name="Illustration">
      <style:paragraph-properties fo:text-align="center" style:justify-single-word="false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2aa24c" style:font-size-asian="9pt" style:font-size-complex="9pt"/>
    </style:style>
    <style:style style:name="T3" style:family="text">
      <style:text-properties style:font-name="DejaVu Sans Mono" fo:font-size="9pt" officeooo:rsid="002ac012" style:font-size-asian="9pt" style:font-size-complex="9pt"/>
    </style:style>
    <style:style style:name="T4" style:family="text">
      <style:text-properties style:font-name="DejaVu Sans Mono" fo:font-size="9pt" officeooo:rsid="002c714b" style:font-size-asian="9pt" style:font-size-complex="9pt"/>
    </style:style>
    <style:style style:name="T5" style:family="text">
      <style:text-properties style:font-name="DejaVu Sans Mono" fo:font-size="9pt" officeooo:rsid="002e4b2f" style:font-size-asian="9pt" style:font-size-complex="9pt"/>
    </style:style>
    <style:style style:name="T6" style:family="text">
      <style:text-properties style:font-name="DejaVu Sans Mono" fo:font-size="9pt" officeooo:rsid="002ec492" style:font-size-asian="9pt" style:font-size-complex="9pt"/>
    </style:style>
    <style:style style:name="T7" style:family="text">
      <style:text-properties style:font-name="DejaVu Sans Mono" fo:font-size="9pt" officeooo:rsid="003026f0" style:font-size-asian="9pt" style:font-size-complex="9pt"/>
    </style:style>
    <style:style style:name="T8" style:family="text">
      <style:text-properties style:font-name="DejaVu Sans Mono" fo:font-size="9pt" officeooo:rsid="00328e0d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1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2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3" style:family="text">
      <style:text-properties style:font-name="DejaVu Sans Mono" fo:font-size="8pt" style:font-size-asian="8pt" style:font-size-complex="8pt"/>
    </style:style>
    <style:style style:name="T14" style:family="text">
      <style:text-properties style:font-name="DejaVu Sans Mono" fo:font-size="8pt" officeooo:rsid="002ec492" style:font-size-asian="8pt" style:font-size-complex="8pt"/>
    </style:style>
    <style:style style:name="T15" style:family="text">
      <style:text-properties officeooo:rsid="002e4b2f"/>
    </style:style>
    <style:style style:name="T16" style:family="text">
      <style:text-properties officeooo:rsid="002ec49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3488c3"/>
    </style:style>
    <style:style style:name="T19" style:family="text">
      <style:text-properties officeooo:rsid="002ac012"/>
    </style:style>
    <style:style style:name="T20" style:family="text">
      <style:text-properties fo:font-style="italic" officeooo:rsid="002ac012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 BSD on pidp11</text:p>
      <text:p text:style-name="P2">Using a Tektronix 4010 graphics terminal <text:span text:style-name="T16">emulator</text:span></text:p>
      <text:p text:style-name="P19"><draw:frame draw:style-name="fr1" draw:name="Frame1" text:anchor-type="paragraph" svg:width="4.2165in" draw:z-index="0"><draw:text-box fo:min-height="3.3465in"><text:p text:style-name="P20"><draw:frame draw:style-name="fr2" draw:name="Image1" text:anchor-type="as-char" svg:width="4.2165in" style:rel-width="100%" svg:height="3.3465in" style:rel-height="scale" draw:z-index="1"><draw:image xlink:href="Pictures/10000000000004DE000003DD9F3CB1C7F90C33A5.jpg" xlink:type="simple" xlink:show="embed" xlink:actuate="onLoad"/></draw:frame><text:line-break/><text:span text:style-name="T14">O</text:span><text:span text:style-name="T13">utput of the test program tek in this repo</text:span></text:p></draw:text-box></draw:frame><text:tab/><text:tab/><text:tab/></text:p>
      <text:p text:style-name="P3">We are <text:span text:style-name="T15">here</text:span> really in 1970s territory. Is it possible to use a Tektronik 4010 storage tube graphics terminal emulator with 2.11 BSD on the PiDP-11?</text:p>
      <text:p text:style-name="P3"/>
      <text:p text:style-name="P3">First, I propose that you read about the 4010 at</text:p>
      <text:p text:style-name="P3"/>
      <text:p text:style-name="P13"><text:span text:style-name="T2"><text:s/><text:tab/></text:span><text:a xlink:type="simple" xlink:href="https://en.wikipedia.org/wiki/Tektronix_4010" text:style-name="Internet_20_link" text:visited-style-name="Visited_20_Internet_20_Link"><text:span text:style-name="T2">https://en.wikipedia.org/wiki/Tektronix_4010</text:span></text:a></text:p>
      <text:p text:style-name="P3"/>
      <text:p text:style-name="P14"><text:span text:style-name="T1">Is is important to understand what one has to expect. </text:span><text:span text:style-name="T5">Very important at that time, n</text:span><text:span text:style-name="T1">ice </text:span><text:span text:style-name="T5">vector </text:span><text:span text:style-name="T1">graphics, but awful text </text:span><text:span text:style-name="T5">handling </text:span><text:span text:style-name="T1">without scrolling.</text:span></text:p>
      <text:p text:style-name="P3"/>
      <text:p text:style-name="P14"><text:span text:style-name="T1">Next, you have to choose the machine on which you want to emulate the terminal. I think </text:span><text:span text:style-name="T9">xterm</text:span><text:span text:style-name="T1"> </text:span><text:span text:style-name="T3">and </text:span><text:span text:style-name="T10">rsh</text:span><text:span text:style-name="T3"> are</text:span><text:span text:style-name="T1"> available on all major systems. I decided to use a Raspberry Pi running Raspbian, because I do not want </text:span><text:span text:style-name="T5">to </text:span><text:span text:style-name="T1">install any potentially </text:span><text:span text:style-name="T3">i</text:span><text:span text:style-name="T1">nsecure software on my Mac. Using the approach described here </text:span><text:span text:style-name="T3">I </text:span><text:span text:style-name="T5">had</text:span><text:span text:style-name="T3"> to</text:span><text:span text:style-name="T1"> use </text:span><text:span text:style-name="T5">a second</text:span><text:span text:style-name="T3"> </text:span><text:span text:style-name="T1">Raspberry Pi, </text:span><text:span text:style-name="T5">not </text:span><text:span text:style-name="T3">the one </text:span><text:span text:style-name="T1">on which </text:span><text:span text:style-name="T3">the PiDP-11 </text:span><text:span text:style-name="T5">was</text:span><text:span text:style-name="T3"> r</text:span><text:span text:style-name="T5">unning.</text:span></text:p>
      <text:p text:style-name="P4"/>
      <text:p text:style-name="P15"><text:span text:style-name="T1">We will need to log</text:span><text:span text:style-name="T6">in</text:span><text:span text:style-name="T1"> directly into 2.11 BSD, not using the console and screen, because screen refuses to talk to </text:span><text:span text:style-name="T6">such as dumb terminal as the</text:span><text:span text:style-name="T1"> 4010. In the setup described here we will use rsh to log</text:span><text:span text:style-name="T6">in</text:span><text:span text:style-name="T1"> directly into 2.11BS:</text:span></text:p>
      <text:p text:style-name="P5"/>
      <text:p text:style-name="P5"><text:tab/>sudo apt-get install rsh-client</text:p>
      <text:p text:style-name="P5"><text:tab/>sudo apt-get install xterm</text:p>
      <text:p text:style-name="P5"/>
      <text:p text:style-name="P16"><text:span text:style-name="T1">Now, use whatever means you normally use to transfer the directory </text:span><text:span text:style-name="T9">tek</text:span><text:span text:style-name="T1"> from this repository </text:span><text:span text:style-name="T6">i</text:span><text:span text:style-name="T1">nto your home directory in 2.11 BSD. It contains the programs </text:span><text:span text:style-name="T9">tek</text:span><text:span text:style-name="T1"> and </text:span><text:span text:style-name="T9">thome</text:span><text:span text:style-name="T1">, which we will use.</text:span></text:p>
      <text:p text:style-name="P5"/>
      <text:p text:style-name="P15"><text:span text:style-name="T1">You are all set to log</text:span><text:span text:style-name="T6">in</text:span><text:span text:style-name="T1"> into 2.11 BSD. Open a terminal and type</text:span></text:p>
      <text:p text:style-name="P5"/>
      <text:p text:style-name="P5"><text:tab/>xterm -t -fg green</text:p>
      <text:p text:style-name="P5"/>
      <text:p text:style-name="P5"><text:soft-page-break/>This will start up a xterm shell window with 4010 emulation and green characters.</text:p>
      <text:p text:style-name="P5"/>
      <text:p text:style-name="P15"><text:span text:style-name="T1">Login into the pdp11. I put the IP address of 2.11 BSD into /etc/hosts. If you have not done that, use the IP address instead </text:span><text:span text:style-name="T4">of </text:span><text:span text:style-name="T12">pdp11</text:span><text:span text:style-name="T1">. Note, this is not the IP address of the Raspberry Pi on which the PiDP-11 is running! </text:span><text:span text:style-name="T12">yourname</text:span><text:span text:style-name="T4"> is the user name you want to use.</text:span></text:p>
      <text:p text:style-name="P5"/>
      <text:p text:style-name="P15"><text:span text:style-name="T1"><text:tab/>rsh -l </text:span><text:span text:style-name="T11">yourname</text:span><text:span text:style-name="T1"> </text:span><text:span text:style-name="T11">pdp11</text:span></text:p>
      <text:p text:style-name="P7"/>
      <text:p text:style-name="P8">You should get a 2.11 BSD login prompt asking for your password.</text:p>
      <text:p text:style-name="P8"/>
      <text:p text:style-name="P11">It is also possible to combine the <text:span text:style-name="T17">xterm</text:span> and <text:span text:style-name="T17">rsh</text:span> commands as follows in a shell script or desktop entry (see <text:span text:style-name="T17">man xterm</text:span> for details):</text:p>
      <text:p text:style-name="P11"/>
      <text:p text:style-name="P11"><text:tab/><text:span text:style-name="T19">xterm -t -fg green </text:span>-n Tektronix -e “<text:span text:style-name="T19">rsh -l </text:span><text:span text:style-name="T20">yourname</text:span><text:span text:style-name="T19"> </text:span><text:span text:style-name="T20">pdp11”</text:span></text:p>
      <text:p text:style-name="P8"/>
      <text:p text:style-name="P17"><text:span text:style-name="T1">The Tektronik 4010 terminal had a </text:span><text:span text:style-name="T9">Page</text:span><text:span text:style-name="T1"> </text:span><text:span text:style-name="T7">button</text:span><text:span text:style-name="T1">, which did not transfer any character to the host, but instead cleared the screen. To emulate this </text:span><text:span text:style-name="T7">button</text:span><text:span text:style-name="T1">, I made the </text:span><text:span text:style-name="T9">thome</text:span><text:span text:style-name="T1"> command, which will erase the screen. You have to use it often because the terminal has no scrolling and after a while you will have a mess on the screen. Don’t even think about using vi, and just type </text:span><text:span text:style-name="T9">thome</text:span><text:span text:style-name="T1"> before the screen gets full.</text:span></text:p>
      <text:p text:style-name="P8"/>
      <text:p text:style-name="P17"><text:span text:style-name="T1"><text:tab/></text:span><text:span text:style-name="T8">cd tek</text:span></text:p>
      <text:p text:style-name="P12"><text:tab/>thome</text:p>
      <text:p text:style-name="P12"><text:tab/>tek</text:p>
      <text:p text:style-name="P8"/>
      <text:p text:style-name="P18"><text:span text:style-name="T8">You will </text:span><text:span text:style-name="T1">see the first little graphics example I made. Typing any key afterwards will clear the screen and put the terminal back in alpha mode.</text:span></text:p>
      <text:p text:style-name="P9"/>
      <text:p text:style-name="P10"/>
      <text:p text:style-name="P6">There is also a small program <text:span text:style-name="T18">t</text:span><text:span text:style-name="T17">graph.c</text:span> in the <text:span text:style-name="T17">tek</text:span> directory. It allows to display the temperature data acquired with the cool-retro-weatherstation as a very simple example on how to display scientific data using 2.11 BSD and a Tektronix terminal.</text:p>
      <text:p text:style-name="P5"><text:tab/></text:p>
      <text:p text:style-name="P5"><draw:frame draw:style-name="fr3" draw:name="Image2" text:anchor-type="paragraph" svg:width="4.1492in" svg:height="3.2945in" draw:z-index="2"><draw:image xlink:href="Pictures/10000000000002FA0000025D7EE5B96D5810671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3T07:03:46.207799630</dc:date>
    <meta:editing-duration>PT38M36S</meta:editing-duration>
    <meta:editing-cycles>8</meta:editing-cycles>
    <meta:document-statistic meta:table-count="0" meta:image-count="2" meta:object-count="0" meta:page-count="2" meta:paragraph-count="28" meta:word-count="517" meta:character-count="2871" meta:non-whitespace-character-count="2365"/>
  </office:meta>
</office:document-meta>
</file>